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awk_kalis_blackstar_khal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Unscaled Min</text:p>
          </table:table-cell>
          <table:table-cell office:value-type="string" calcext:value-type="string">
            <text:p>Unscaled Max</text:p>
          </table:table-cell>
          <table:table-cell office:value-type="string" calcext:value-type="string">
            <text:p>Possible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06/1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[.A2]*[.B2]" office:value-type="float" office:value="258" calcext:value-type="float">
            <text:p>258</text:p>
          </table:table-cell>
          <table:table-cell/>
          <table:table-cell table:formula="of:=[.A2]/4.05" office:value-type="float" office:value="63.7037037037037" calcext:value-type="float">
            <text:p>63.7037037037037</text:p>
          </table:table-cell>
          <table:table-cell table:formula="of:=[.E2]+1/4.05" office:value-type="float" office:value="63.9506172839506" calcext:value-type="float">
            <text:p>63.9506172839506</text:p>
          </table:table-cell>
          <table:table-cell table:formula="of:=IF(FLOOR([.F2]) &gt; [.E2]; 1; 0)" office:value-type="float" office:value="0" calcext:value-type="float">
            <text:p>0</text:p>
          </table:table-cell>
          <table:table-cell table:formula="of:=IF([.G2]=1; FLOOR([.F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A3]*[.B3]" office:value-type="float" office:value="260" calcext:value-type="float">
            <text:p>260</text:p>
          </table:table-cell>
          <table:table-cell/>
          <table:table-cell table:formula="of:=[.A3]/4.05" office:value-type="float" office:value="64.1975308641975" calcext:value-type="float">
            <text:p>64.1975308641975</text:p>
          </table:table-cell>
          <table:table-cell table:formula="of:=[.E3]+1/4.05" office:value-type="float" office:value="64.4444444444444" calcext:value-type="float">
            <text:p>64.4444444444444</text:p>
          </table:table-cell>
          <table:table-cell table:formula="of:=IF(FLOOR([.F3]) &gt; [.E3]; 1; 0)" office:value-type="float" office:value="0" calcext:value-type="float">
            <text:p>0</text:p>
          </table:table-cell>
          <table:table-cell table:formula="of:=IF([.G3]=1; FLOOR([.F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263" calcext:value-type="float">
            <text:p>263</text:p>
          </table:table-cell>
          <table:table-cell/>
          <table:table-cell table:formula="of:=[.A4]/4.05" office:value-type="float" office:value="64.9382716049383" calcext:value-type="float">
            <text:p>64.9382716049383</text:p>
          </table:table-cell>
          <table:table-cell table:formula="of:=[.E4]+1/4.05" office:value-type="float" office:value="65.1851851851852" calcext:value-type="float">
            <text:p>65.1851851851852</text:p>
          </table:table-cell>
          <table:table-cell table:formula="of:=IF(FLOOR([.F4]) &gt; [.E4]; 1; 0)" office:value-type="float" office:value="1" calcext:value-type="float">
            <text:p>1</text:p>
          </table:table-cell>
          <table:table-cell table:formula="of:=IF([.G4]=1; FLOOR([.F4]); 0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[.A5]*[.B5]" office:value-type="float" office:value="792" calcext:value-type="float">
            <text:p>792</text:p>
          </table:table-cell>
          <table:table-cell/>
          <table:table-cell table:formula="of:=[.A5]/4.05" office:value-type="float" office:value="65.1851851851852" calcext:value-type="float">
            <text:p>65.1851851851852</text:p>
          </table:table-cell>
          <table:table-cell table:formula="of:=[.E5]+1/4.05" office:value-type="float" office:value="65.4320987654321" calcext:value-type="float">
            <text:p>65.4320987654321</text:p>
          </table:table-cell>
          <table:table-cell table:formula="of:=IF(FLOOR([.F5]) &gt; [.E5]; 1; 0)" office:value-type="float" office:value="0" calcext:value-type="float">
            <text:p>0</text:p>
          </table:table-cell>
          <table:table-cell table:formula="of:=IF([.G5]=1; FLOOR([.F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formula="of:=[.A6]*[.B6]" office:value-type="float" office:value="532" calcext:value-type="float">
            <text:p>532</text:p>
          </table:table-cell>
          <table:table-cell/>
          <table:table-cell table:formula="of:=[.A6]/4.05" office:value-type="float" office:value="65.679012345679" calcext:value-type="float">
            <text:p>65.679012345679</text:p>
          </table:table-cell>
          <table:table-cell table:formula="of:=[.E6]+1/4.05" office:value-type="float" office:value="65.9259259259259" calcext:value-type="float">
            <text:p>65.9259259259259</text:p>
          </table:table-cell>
          <table:table-cell table:formula="of:=IF(FLOOR([.F6]) &gt; [.E6]; 1; 0)" office:value-type="float" office:value="0" calcext:value-type="float">
            <text:p>0</text:p>
          </table:table-cell>
          <table:table-cell table:formula="of:=IF([.G6]=1; FLOOR([.F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formula="of:=[.A7]*[.B7]" office:value-type="float" office:value="804" calcext:value-type="float">
            <text:p>804</text:p>
          </table:table-cell>
          <table:table-cell/>
          <table:table-cell table:formula="of:=[.A7]/4.05" office:value-type="float" office:value="66.1728395061729" calcext:value-type="float">
            <text:p>66.1728395061729</text:p>
          </table:table-cell>
          <table:table-cell table:formula="of:=[.E7]+1/4.05" office:value-type="float" office:value="66.4197530864198" calcext:value-type="float">
            <text:p>66.4197530864198</text:p>
          </table:table-cell>
          <table:table-cell table:formula="of:=IF(FLOOR([.F7]) &gt; [.E7]; 1; 0)" office:value-type="float" office:value="0" calcext:value-type="float">
            <text:p>0</text:p>
          </table:table-cell>
          <table:table-cell table:formula="of:=IF([.G7]=1; FLOOR([.F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[.A8]*[.B8]" office:value-type="float" office:value="269" calcext:value-type="float">
            <text:p>269</text:p>
          </table:table-cell>
          <table:table-cell/>
          <table:table-cell table:formula="of:=[.A8]/4.05" office:value-type="float" office:value="66.4197530864198" calcext:value-type="float">
            <text:p>66.4197530864198</text:p>
          </table:table-cell>
          <table:table-cell table:formula="of:=[.E8]+1/4.05" office:value-type="float" office:value="66.6666666666667" calcext:value-type="float">
            <text:p>66.6666666666667</text:p>
          </table:table-cell>
          <table:table-cell table:formula="of:=IF(FLOOR([.F8]) &gt; [.E8]; 1; 0)" office:value-type="float" office:value="0" calcext:value-type="float">
            <text:p>0</text:p>
          </table:table-cell>
          <table:table-cell table:formula="of:=IF([.G8]=1; FLOOR([.F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formula="of:=[.A9]*[.B9]" office:value-type="float" office:value="810" calcext:value-type="float">
            <text:p>810</text:p>
          </table:table-cell>
          <table:table-cell/>
          <table:table-cell table:formula="of:=[.A9]/4.05" office:value-type="float" office:value="66.6666666666667" calcext:value-type="float">
            <text:p>66.6666666666667</text:p>
          </table:table-cell>
          <table:table-cell table:formula="of:=[.E9]+1/4.05" office:value-type="float" office:value="66.9135802469136" calcext:value-type="float">
            <text:p>66.9135802469136</text:p>
          </table:table-cell>
          <table:table-cell table:formula="of:=IF(FLOOR([.F9]) &gt; [.E9]; 1; 0)" office:value-type="float" office:value="0" calcext:value-type="float">
            <text:p>0</text:p>
          </table:table-cell>
          <table:table-cell table:formula="of:=IF([.G9]=1; FLOOR([.F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[.A10]*[.B10]" office:value-type="float" office:value="1084" calcext:value-type="float">
            <text:p>1084</text:p>
          </table:table-cell>
          <table:table-cell/>
          <table:table-cell table:formula="of:=[.A10]/4.05" office:value-type="float" office:value="66.9135802469136" calcext:value-type="float">
            <text:p>66.9135802469136</text:p>
          </table:table-cell>
          <table:table-cell table:formula="of:=[.E10]+1/4.05" office:value-type="float" office:value="67.1604938271605" calcext:value-type="float">
            <text:p>67.1604938271605</text:p>
          </table:table-cell>
          <table:table-cell table:formula="of:=IF(FLOOR([.F10]) &gt; [.E10]; 1; 0)" office:value-type="float" office:value="1" calcext:value-type="float">
            <text:p>1</text:p>
          </table:table-cell>
          <table:table-cell table:formula="of:=IF([.G10]=1; FLOOR([.F10]); 0)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formula="of:=[.A11]*[.B11]" office:value-type="float" office:value="544" calcext:value-type="float">
            <text:p>544</text:p>
          </table:table-cell>
          <table:table-cell/>
          <table:table-cell table:formula="of:=[.A11]/4.05" office:value-type="float" office:value="67.1604938271605" calcext:value-type="float">
            <text:p>67.1604938271605</text:p>
          </table:table-cell>
          <table:table-cell table:formula="of:=[.E11]+1/4.05" office:value-type="float" office:value="67.4074074074074" calcext:value-type="float">
            <text:p>67.4074074074074</text:p>
          </table:table-cell>
          <table:table-cell table:formula="of:=IF(FLOOR([.F11]) &gt; [.E11]; 1; 0)" office:value-type="float" office:value="0" calcext:value-type="float">
            <text:p>0</text:p>
          </table:table-cell>
          <table:table-cell table:formula="of:=IF([.G11]=1; FLOOR([.F1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table:formula="of:=[.A12]*[.B12]" office:value-type="float" office:value="819" calcext:value-type="float">
            <text:p>819</text:p>
          </table:table-cell>
          <table:table-cell/>
          <table:table-cell table:formula="of:=[.A12]/4.05" office:value-type="float" office:value="67.4074074074074" calcext:value-type="float">
            <text:p>67.4074074074074</text:p>
          </table:table-cell>
          <table:table-cell table:formula="of:=[.E12]+1/4.05" office:value-type="float" office:value="67.6543209876543" calcext:value-type="float">
            <text:p>67.6543209876543</text:p>
          </table:table-cell>
          <table:table-cell table:formula="of:=IF(FLOOR([.F12]) &gt; [.E12]; 1; 0)" office:value-type="float" office:value="0" calcext:value-type="float">
            <text:p>0</text:p>
          </table:table-cell>
          <table:table-cell table:formula="of:=IF([.G12]=1; FLOOR([.F1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formula="of:=[.A13]*[.B13]" office:value-type="float" office:value="822" calcext:value-type="float">
            <text:p>822</text:p>
          </table:table-cell>
          <table:table-cell/>
          <table:table-cell table:formula="of:=[.A13]/4.05" office:value-type="float" office:value="67.6543209876543" calcext:value-type="float">
            <text:p>67.6543209876543</text:p>
          </table:table-cell>
          <table:table-cell table:formula="of:=[.E13]+1/4.05" office:value-type="float" office:value="67.9012345679012" calcext:value-type="float">
            <text:p>67.9012345679012</text:p>
          </table:table-cell>
          <table:table-cell table:formula="of:=IF(FLOOR([.F13]) &gt; [.E13]; 1; 0)" office:value-type="float" office:value="0" calcext:value-type="float">
            <text:p>0</text:p>
          </table:table-cell>
          <table:table-cell table:formula="of:=IF([.G13]=1; FLOOR([.F1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275" calcext:value-type="float">
            <text:p>275</text:p>
          </table:table-cell>
          <table:table-cell/>
          <table:table-cell table:formula="of:=[.A14]/4.05" office:value-type="float" office:value="67.9012345679012" calcext:value-type="float">
            <text:p>67.9012345679012</text:p>
          </table:table-cell>
          <table:table-cell table:formula="of:=[.E14]+1/4.05" office:value-type="float" office:value="68.1481481481482" calcext:value-type="float">
            <text:p>68.1481481481482</text:p>
          </table:table-cell>
          <table:table-cell table:formula="of:=IF(FLOOR([.F14]) &gt; [.E14]; 1; 0)" office:value-type="float" office:value="1" calcext:value-type="float">
            <text:p>1</text:p>
          </table:table-cell>
          <table:table-cell table:formula="of:=IF([.G14]=1; FLOOR([.F14]); 0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formula="of:=[.A15]*[.B15]" office:value-type="float" office:value="1380" calcext:value-type="float">
            <text:p>1380</text:p>
          </table:table-cell>
          <table:table-cell/>
          <table:table-cell table:formula="of:=[.A15]/4.05" office:value-type="float" office:value="68.1481481481482" calcext:value-type="float">
            <text:p>68.1481481481482</text:p>
          </table:table-cell>
          <table:table-cell table:formula="of:=[.E15]+1/4.05" office:value-type="float" office:value="68.3950617283951" calcext:value-type="float">
            <text:p>68.3950617283951</text:p>
          </table:table-cell>
          <table:table-cell table:formula="of:=IF(FLOOR([.F15]) &gt; [.E15]; 1; 0)" office:value-type="float" office:value="0" calcext:value-type="float">
            <text:p>0</text:p>
          </table:table-cell>
          <table:table-cell table:formula="of:=IF([.G15]=1; FLOOR([.F1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formula="of:=[.A16]*[.B16]" office:value-type="float" office:value="831" calcext:value-type="float">
            <text:p>831</text:p>
          </table:table-cell>
          <table:table-cell/>
          <table:table-cell table:formula="of:=[.A16]/4.05" office:value-type="float" office:value="68.3950617283951" calcext:value-type="float">
            <text:p>68.3950617283951</text:p>
          </table:table-cell>
          <table:table-cell table:formula="of:=[.E16]+1/4.05" office:value-type="float" office:value="68.641975308642" calcext:value-type="float">
            <text:p>68.641975308642</text:p>
          </table:table-cell>
          <table:table-cell table:formula="of:=IF(FLOOR([.F16]) &gt; [.E16]; 1; 0)" office:value-type="float" office:value="0" calcext:value-type="float">
            <text:p>0</text:p>
          </table:table-cell>
          <table:table-cell table:formula="of:=IF([.G16]=1; FLOOR([.F1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table:formula="of:=[.A17]*[.B17]" office:value-type="float" office:value="1668" calcext:value-type="float">
            <text:p>1668</text:p>
          </table:table-cell>
          <table:table-cell/>
          <table:table-cell table:formula="of:=[.A17]/4.05" office:value-type="float" office:value="68.641975308642" calcext:value-type="float">
            <text:p>68.641975308642</text:p>
          </table:table-cell>
          <table:table-cell table:formula="of:=[.E17]+1/4.05" office:value-type="float" office:value="68.8888888888889" calcext:value-type="float">
            <text:p>68.8888888888889</text:p>
          </table:table-cell>
          <table:table-cell table:formula="of:=IF(FLOOR([.F17]) &gt; [.E17]; 1; 0)" office:value-type="float" office:value="0" calcext:value-type="float">
            <text:p>0</text:p>
          </table:table-cell>
          <table:table-cell table:formula="of:=IF([.G17]=1; FLOOR([.F1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formula="of:=[.A18]*[.B18]" office:value-type="float" office:value="837" calcext:value-type="float">
            <text:p>837</text:p>
          </table:table-cell>
          <table:table-cell/>
          <table:table-cell table:formula="of:=[.A18]/4.05" office:value-type="float" office:value="68.8888888888889" calcext:value-type="float">
            <text:p>68.8888888888889</text:p>
          </table:table-cell>
          <table:table-cell table:formula="of:=[.E18]+1/4.05" office:value-type="float" office:value="69.1358024691358" calcext:value-type="float">
            <text:p>69.1358024691358</text:p>
          </table:table-cell>
          <table:table-cell table:formula="of:=IF(FLOOR([.F18]) &gt; [.E18]; 1; 0)" office:value-type="float" office:value="1" calcext:value-type="float">
            <text:p>1</text:p>
          </table:table-cell>
          <table:table-cell table:formula="of:=IF([.G18]=1; FLOOR([.F18]); 0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formula="of:=[.A19]*[.B19]" office:value-type="float" office:value="1960" calcext:value-type="float">
            <text:p>1960</text:p>
          </table:table-cell>
          <table:table-cell/>
          <table:table-cell table:formula="of:=[.A19]/4.05" office:value-type="float" office:value="69.1358024691358" calcext:value-type="float">
            <text:p>69.1358024691358</text:p>
          </table:table-cell>
          <table:table-cell table:formula="of:=[.E19]+1/4.05" office:value-type="float" office:value="69.3827160493827" calcext:value-type="float">
            <text:p>69.3827160493827</text:p>
          </table:table-cell>
          <table:table-cell table:formula="of:=IF(FLOOR([.F19]) &gt; [.E19]; 1; 0)" office:value-type="float" office:value="0" calcext:value-type="float">
            <text:p>0</text:p>
          </table:table-cell>
          <table:table-cell table:formula="of:=IF([.G19]=1; FLOOR([.F1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843" calcext:value-type="float">
            <text:p>843</text:p>
          </table:table-cell>
          <table:table-cell/>
          <table:table-cell table:formula="of:=[.A20]/4.05" office:value-type="float" office:value="69.3827160493827" calcext:value-type="float">
            <text:p>69.3827160493827</text:p>
          </table:table-cell>
          <table:table-cell table:formula="of:=[.E20]+1/4.05" office:value-type="float" office:value="69.6296296296296" calcext:value-type="float">
            <text:p>69.6296296296296</text:p>
          </table:table-cell>
          <table:table-cell table:formula="of:=IF(FLOOR([.F20]) &gt; [.E20]; 1; 0)" office:value-type="float" office:value="0" calcext:value-type="float">
            <text:p>0</text:p>
          </table:table-cell>
          <table:table-cell table:formula="of:=IF([.G20]=1; FLOOR([.F2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table:formula="of:=[.A21]*[.B21]" office:value-type="float" office:value="2538" calcext:value-type="float">
            <text:p>2538</text:p>
          </table:table-cell>
          <table:table-cell/>
          <table:table-cell table:formula="of:=[.A21]/4.05" office:value-type="float" office:value="69.6296296296296" calcext:value-type="float">
            <text:p>69.6296296296296</text:p>
          </table:table-cell>
          <table:table-cell table:formula="of:=[.E21]+1/4.05" office:value-type="float" office:value="69.8765432098765" calcext:value-type="float">
            <text:p>69.8765432098765</text:p>
          </table:table-cell>
          <table:table-cell table:formula="of:=IF(FLOOR([.F21]) &gt; [.E21]; 1; 0)" office:value-type="float" office:value="0" calcext:value-type="float">
            <text:p>0</text:p>
          </table:table-cell>
          <table:table-cell table:formula="of:=IF([.G21]=1; FLOOR([.F2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formula="of:=[.A22]*[.B22]" office:value-type="float" office:value="1981" calcext:value-type="float">
            <text:p>1981</text:p>
          </table:table-cell>
          <table:table-cell/>
          <table:table-cell table:formula="of:=[.A22]/4.05" office:value-type="float" office:value="69.8765432098765" calcext:value-type="float">
            <text:p>69.8765432098765</text:p>
          </table:table-cell>
          <table:table-cell table:formula="of:=[.E22]+1/4.05" office:value-type="float" office:value="70.1234567901235" calcext:value-type="float">
            <text:p>70.1234567901235</text:p>
          </table:table-cell>
          <table:table-cell table:formula="of:=IF(FLOOR([.F22]) &gt; [.E22]; 1; 0)" office:value-type="float" office:value="1" calcext:value-type="float">
            <text:p>1</text:p>
          </table:table-cell>
          <table:table-cell table:formula="of:=IF([.G22]=1; FLOOR([.F22]); 0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formula="of:=[.A23]*[.B23]" office:value-type="float" office:value="852" calcext:value-type="float">
            <text:p>852</text:p>
          </table:table-cell>
          <table:table-cell/>
          <table:table-cell table:formula="of:=[.A23]/4.05" office:value-type="float" office:value="70.1234567901235" calcext:value-type="float">
            <text:p>70.1234567901235</text:p>
          </table:table-cell>
          <table:table-cell table:formula="of:=[.E23]+1/4.05" office:value-type="float" office:value="70.3703703703704" calcext:value-type="float">
            <text:p>70.3703703703704</text:p>
          </table:table-cell>
          <table:table-cell table:formula="of:=IF(FLOOR([.F23]) &gt; [.E23]; 1; 0)" office:value-type="float" office:value="0" calcext:value-type="float">
            <text:p>0</text:p>
          </table:table-cell>
          <table:table-cell table:formula="of:=IF([.G23]=1; FLOOR([.F2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formula="of:=[.A24]*[.B24]" office:value-type="float" office:value="1425" calcext:value-type="float">
            <text:p>1425</text:p>
          </table:table-cell>
          <table:table-cell/>
          <table:table-cell table:formula="of:=[.A24]/4.05" office:value-type="float" office:value="70.3703703703704" calcext:value-type="float">
            <text:p>70.3703703703704</text:p>
          </table:table-cell>
          <table:table-cell table:formula="of:=[.E24]+1/4.05" office:value-type="float" office:value="70.6172839506173" calcext:value-type="float">
            <text:p>70.6172839506173</text:p>
          </table:table-cell>
          <table:table-cell table:formula="of:=IF(FLOOR([.F24]) &gt; [.E24]; 1; 0)" office:value-type="float" office:value="0" calcext:value-type="float">
            <text:p>0</text:p>
          </table:table-cell>
          <table:table-cell table:formula="of:=IF([.G24]=1; FLOOR([.F2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table:formula="of:=[.A25]*[.B25]" office:value-type="float" office:value="1716" calcext:value-type="float">
            <text:p>1716</text:p>
          </table:table-cell>
          <table:table-cell/>
          <table:table-cell table:formula="of:=[.A25]/4.05" office:value-type="float" office:value="70.6172839506173" calcext:value-type="float">
            <text:p>70.6172839506173</text:p>
          </table:table-cell>
          <table:table-cell table:formula="of:=[.E25]+1/4.05" office:value-type="float" office:value="70.8641975308642" calcext:value-type="float">
            <text:p>70.8641975308642</text:p>
          </table:table-cell>
          <table:table-cell table:formula="of:=IF(FLOOR([.F25]) &gt; [.E25]; 1; 0)" office:value-type="float" office:value="0" calcext:value-type="float">
            <text:p>0</text:p>
          </table:table-cell>
          <table:table-cell table:formula="of:=IF([.G25]=1; FLOOR([.F2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table:formula="of:=[.A26]*[.B26]" office:value-type="float" office:value="2296" calcext:value-type="float">
            <text:p>2296</text:p>
          </table:table-cell>
          <table:table-cell/>
          <table:table-cell table:formula="of:=[.A26]/4.05" office:value-type="float" office:value="70.8641975308642" calcext:value-type="float">
            <text:p>70.8641975308642</text:p>
          </table:table-cell>
          <table:table-cell table:formula="of:=[.E26]+1/4.05" office:value-type="float" office:value="71.1111111111111" calcext:value-type="float">
            <text:p>71.1111111111111</text:p>
          </table:table-cell>
          <table:table-cell table:formula="of:=IF(FLOOR([.F26]) &gt; [.E26]; 1; 0)" office:value-type="float" office:value="1" calcext:value-type="float">
            <text:p>1</text:p>
          </table:table-cell>
          <table:table-cell table:formula="of:=IF([.G26]=1; FLOOR([.F26]); 0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formula="of:=[.A27]*[.B27]" office:value-type="float" office:value="1728" calcext:value-type="float">
            <text:p>1728</text:p>
          </table:table-cell>
          <table:table-cell/>
          <table:table-cell table:formula="of:=[.A27]/4.05" office:value-type="float" office:value="71.1111111111111" calcext:value-type="float">
            <text:p>71.1111111111111</text:p>
          </table:table-cell>
          <table:table-cell table:formula="of:=[.E27]+1/4.05" office:value-type="float" office:value="71.358024691358" calcext:value-type="float">
            <text:p>71.358024691358</text:p>
          </table:table-cell>
          <table:table-cell table:formula="of:=IF(FLOOR([.F27]) &gt; [.E27]; 1; 0)" office:value-type="float" office:value="0" calcext:value-type="float">
            <text:p>0</text:p>
          </table:table-cell>
          <table:table-cell table:formula="of:=IF([.G27]=1; FLOOR([.F2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[.A28]*[.B28]" office:value-type="float" office:value="1156" calcext:value-type="float">
            <text:p>1156</text:p>
          </table:table-cell>
          <table:table-cell/>
          <table:table-cell table:formula="of:=[.A28]/4.05" office:value-type="float" office:value="71.358024691358" calcext:value-type="float">
            <text:p>71.358024691358</text:p>
          </table:table-cell>
          <table:table-cell table:formula="of:=[.E28]+1/4.05" office:value-type="float" office:value="71.6049382716049" calcext:value-type="float">
            <text:p>71.6049382716049</text:p>
          </table:table-cell>
          <table:table-cell table:formula="of:=IF(FLOOR([.F28]) &gt; [.E28]; 1; 0)" office:value-type="float" office:value="0" calcext:value-type="float">
            <text:p>0</text:p>
          </table:table-cell>
          <table:table-cell table:formula="of:=IF([.G28]=1; FLOOR([.F2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[.A29]*[.B29]" office:value-type="float" office:value="1160" calcext:value-type="float">
            <text:p>1160</text:p>
          </table:table-cell>
          <table:table-cell/>
          <table:table-cell table:formula="of:=[.A29]/4.05" office:value-type="float" office:value="71.6049382716049" calcext:value-type="float">
            <text:p>71.6049382716049</text:p>
          </table:table-cell>
          <table:table-cell table:formula="of:=[.E29]+1/4.05" office:value-type="float" office:value="71.8518518518519" calcext:value-type="float">
            <text:p>71.8518518518519</text:p>
          </table:table-cell>
          <table:table-cell table:formula="of:=IF(FLOOR([.F29]) &gt; [.E29]; 1; 0)" office:value-type="float" office:value="0" calcext:value-type="float">
            <text:p>0</text:p>
          </table:table-cell>
          <table:table-cell table:formula="of:=IF([.G29]=1; FLOOR([.F2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[.A30]*[.B30]" office:value-type="float" office:value="1164" calcext:value-type="float">
            <text:p>1164</text:p>
          </table:table-cell>
          <table:table-cell/>
          <table:table-cell table:formula="of:=[.A30]/4.05" office:value-type="float" office:value="71.8518518518519" calcext:value-type="float">
            <text:p>71.8518518518519</text:p>
          </table:table-cell>
          <table:table-cell table:formula="of:=[.E30]+1/4.05" office:value-type="float" office:value="72.0987654320988" calcext:value-type="float">
            <text:p>72.0987654320988</text:p>
          </table:table-cell>
          <table:table-cell table:formula="of:=IF(FLOOR([.F30]) &gt; [.E30]; 1; 0)" office:value-type="float" office:value="1" calcext:value-type="float">
            <text:p>1</text:p>
          </table:table-cell>
          <table:table-cell table:formula="of:=IF([.G30]=1; FLOOR([.F30]); 0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[.A31]*[.B31]" office:value-type="float" office:value="584" calcext:value-type="float">
            <text:p>584</text:p>
          </table:table-cell>
          <table:table-cell/>
          <table:table-cell table:formula="of:=[.A31]/4.05" office:value-type="float" office:value="72.0987654320988" calcext:value-type="float">
            <text:p>72.0987654320988</text:p>
          </table:table-cell>
          <table:table-cell table:formula="of:=[.E31]+1/4.05" office:value-type="float" office:value="72.3456790123457" calcext:value-type="float">
            <text:p>72.3456790123457</text:p>
          </table:table-cell>
          <table:table-cell table:formula="of:=IF(FLOOR([.F31]) &gt; [.E31]; 1; 0)" office:value-type="float" office:value="0" calcext:value-type="float">
            <text:p>0</text:p>
          </table:table-cell>
          <table:table-cell table:formula="of:=IF([.G31]=1; FLOOR([.F3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formula="of:=[.A32]*[.B32]" office:value-type="float" office:value="879" calcext:value-type="float">
            <text:p>879</text:p>
          </table:table-cell>
          <table:table-cell/>
          <table:table-cell table:formula="of:=[.A32]/4.05" office:value-type="float" office:value="72.3456790123457" calcext:value-type="float">
            <text:p>72.3456790123457</text:p>
          </table:table-cell>
          <table:table-cell table:formula="of:=[.E32]+1/4.05" office:value-type="float" office:value="72.5925925925926" calcext:value-type="float">
            <text:p>72.5925925925926</text:p>
          </table:table-cell>
          <table:table-cell table:formula="of:=IF(FLOOR([.F32]) &gt; [.E32]; 1; 0)" office:value-type="float" office:value="0" calcext:value-type="float">
            <text:p>0</text:p>
          </table:table-cell>
          <table:table-cell table:formula="of:=IF([.G32]=1; FLOOR([.F3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formula="of:=[.A33]*[.B33]" office:value-type="float" office:value="1764" calcext:value-type="float">
            <text:p>1764</text:p>
          </table:table-cell>
          <table:table-cell/>
          <table:table-cell table:formula="of:=[.A33]/4.05" office:value-type="float" office:value="72.5925925925926" calcext:value-type="float">
            <text:p>72.5925925925926</text:p>
          </table:table-cell>
          <table:table-cell table:formula="of:=[.E33]+1/4.05" office:value-type="float" office:value="72.8395061728395" calcext:value-type="float">
            <text:p>72.8395061728395</text:p>
          </table:table-cell>
          <table:table-cell table:formula="of:=IF(FLOOR([.F33]) &gt; [.E33]; 1; 0)" office:value-type="float" office:value="0" calcext:value-type="float">
            <text:p>0</text:p>
          </table:table-cell>
          <table:table-cell table:formula="of:=IF([.G33]=1; FLOOR([.F3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formula="of:=[.A34]*[.B34]" office:value-type="float" office:value="2360" calcext:value-type="float">
            <text:p>2360</text:p>
          </table:table-cell>
          <table:table-cell/>
          <table:table-cell table:formula="of:=[.A34]/4.05" office:value-type="float" office:value="72.8395061728395" calcext:value-type="float">
            <text:p>72.8395061728395</text:p>
          </table:table-cell>
          <table:table-cell table:formula="of:=[.E34]+1/4.05" office:value-type="float" office:value="73.0864197530864" calcext:value-type="float">
            <text:p>73.0864197530864</text:p>
          </table:table-cell>
          <table:table-cell table:formula="of:=IF(FLOOR([.F34]) &gt; [.E34]; 1; 0)" office:value-type="float" office:value="1" calcext:value-type="float">
            <text:p>1</text:p>
          </table:table-cell>
          <table:table-cell table:formula="of:=IF([.G34]=1; FLOOR([.F34]); 0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formula="of:=[.A35]*[.B35]" office:value-type="float" office:value="2072" calcext:value-type="float">
            <text:p>2072</text:p>
          </table:table-cell>
          <table:table-cell/>
          <table:table-cell table:formula="of:=[.A35]/4.05" office:value-type="float" office:value="73.0864197530864" calcext:value-type="float">
            <text:p>73.0864197530864</text:p>
          </table:table-cell>
          <table:table-cell table:formula="of:=[.E35]+1/4.05" office:value-type="float" office:value="73.3333333333333" calcext:value-type="float">
            <text:p>73.3333333333333</text:p>
          </table:table-cell>
          <table:table-cell table:formula="of:=IF(FLOOR([.F35]) &gt; [.E35]; 1; 0)" office:value-type="float" office:value="0" calcext:value-type="float">
            <text:p>0</text:p>
          </table:table-cell>
          <table:table-cell table:formula="of:=IF([.G35]=1; FLOOR([.F3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formula="of:=[.A36]*[.B36]" office:value-type="float" office:value="2376" calcext:value-type="float">
            <text:p>2376</text:p>
          </table:table-cell>
          <table:table-cell/>
          <table:table-cell table:formula="of:=[.A36]/4.05" office:value-type="float" office:value="73.3333333333333" calcext:value-type="float">
            <text:p>73.3333333333333</text:p>
          </table:table-cell>
          <table:table-cell table:formula="of:=[.E36]+1/4.05" office:value-type="float" office:value="73.5802469135803" calcext:value-type="float">
            <text:p>73.5802469135803</text:p>
          </table:table-cell>
          <table:table-cell table:formula="of:=IF(FLOOR([.F36]) &gt; [.E36]; 1; 0)" office:value-type="float" office:value="0" calcext:value-type="float">
            <text:p>0</text:p>
          </table:table-cell>
          <table:table-cell table:formula="of:=IF([.G36]=1; FLOOR([.F3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table:formula="of:=[.A37]*[.B37]" office:value-type="float" office:value="2086" calcext:value-type="float">
            <text:p>2086</text:p>
          </table:table-cell>
          <table:table-cell/>
          <table:table-cell table:formula="of:=[.A37]/4.05" office:value-type="float" office:value="73.5802469135803" calcext:value-type="float">
            <text:p>73.5802469135803</text:p>
          </table:table-cell>
          <table:table-cell table:formula="of:=[.E37]+1/4.05" office:value-type="float" office:value="73.8271604938272" calcext:value-type="float">
            <text:p>73.8271604938272</text:p>
          </table:table-cell>
          <table:table-cell table:formula="of:=IF(FLOOR([.F37]) &gt; [.E37]; 1; 0)" office:value-type="float" office:value="0" calcext:value-type="float">
            <text:p>0</text:p>
          </table:table-cell>
          <table:table-cell table:formula="of:=IF([.G37]=1; FLOOR([.F3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formula="of:=[.A38]*[.B38]" office:value-type="float" office:value="897" calcext:value-type="float">
            <text:p>897</text:p>
          </table:table-cell>
          <table:table-cell/>
          <table:table-cell table:formula="of:=[.A38]/4.05" office:value-type="float" office:value="73.8271604938272" calcext:value-type="float">
            <text:p>73.8271604938272</text:p>
          </table:table-cell>
          <table:table-cell table:formula="of:=[.E38]+1/4.05" office:value-type="float" office:value="74.0740740740741" calcext:value-type="float">
            <text:p>74.0740740740741</text:p>
          </table:table-cell>
          <table:table-cell table:formula="of:=IF(FLOOR([.F38]) &gt; [.E38]; 1; 0)" office:value-type="float" office:value="1" calcext:value-type="float">
            <text:p>1</text:p>
          </table:table-cell>
          <table:table-cell table:formula="of:=IF([.G38]=1; FLOOR([.F38]); 0)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[.A39]*[.B39]" office:value-type="float" office:value="2100" calcext:value-type="float">
            <text:p>2100</text:p>
          </table:table-cell>
          <table:table-cell/>
          <table:table-cell table:formula="of:=[.A39]/4.05" office:value-type="float" office:value="74.0740740740741" calcext:value-type="float">
            <text:p>74.0740740740741</text:p>
          </table:table-cell>
          <table:table-cell table:formula="of:=[.E39]+1/4.05" office:value-type="float" office:value="74.320987654321" calcext:value-type="float">
            <text:p>74.320987654321</text:p>
          </table:table-cell>
          <table:table-cell table:formula="of:=IF(FLOOR([.F39]) &gt; [.E39]; 1; 0)" office:value-type="float" office:value="0" calcext:value-type="float">
            <text:p>0</text:p>
          </table:table-cell>
          <table:table-cell table:formula="of:=IF([.G39]=1; FLOOR([.F3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formula="of:=[.A40]*[.B40]" office:value-type="float" office:value="1204" calcext:value-type="float">
            <text:p>1204</text:p>
          </table:table-cell>
          <table:table-cell/>
          <table:table-cell table:formula="of:=[.A40]/4.05" office:value-type="float" office:value="74.320987654321" calcext:value-type="float">
            <text:p>74.320987654321</text:p>
          </table:table-cell>
          <table:table-cell table:formula="of:=[.E40]+1/4.05" office:value-type="float" office:value="74.5679012345679" calcext:value-type="float">
            <text:p>74.5679012345679</text:p>
          </table:table-cell>
          <table:table-cell table:formula="of:=IF(FLOOR([.F40]) &gt; [.E40]; 1; 0)" office:value-type="float" office:value="0" calcext:value-type="float">
            <text:p>0</text:p>
          </table:table-cell>
          <table:table-cell table:formula="of:=IF([.G40]=1; FLOOR([.F4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A41]*[.B41]" office:value-type="float" office:value="604" calcext:value-type="float">
            <text:p>604</text:p>
          </table:table-cell>
          <table:table-cell/>
          <table:table-cell table:formula="of:=[.A41]/4.05" office:value-type="float" office:value="74.5679012345679" calcext:value-type="float">
            <text:p>74.5679012345679</text:p>
          </table:table-cell>
          <table:table-cell table:formula="of:=[.E41]+1/4.05" office:value-type="float" office:value="74.8148148148148" calcext:value-type="float">
            <text:p>74.8148148148148</text:p>
          </table:table-cell>
          <table:table-cell table:formula="of:=IF(FLOOR([.F41]) &gt; [.E41]; 1; 0)" office:value-type="float" office:value="0" calcext:value-type="float">
            <text:p>0</text:p>
          </table:table-cell>
          <table:table-cell table:formula="of:=IF([.G41]=1; FLOOR([.F4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formula="of:=[.A42]*[.B42]" office:value-type="float" office:value="1212" calcext:value-type="float">
            <text:p>1212</text:p>
          </table:table-cell>
          <table:table-cell/>
          <table:table-cell table:formula="of:=[.A42]/4.05" office:value-type="float" office:value="74.8148148148148" calcext:value-type="float">
            <text:p>74.8148148148148</text:p>
          </table:table-cell>
          <table:table-cell table:formula="of:=[.E42]+1/4.05" office:value-type="float" office:value="75.0617283950617" calcext:value-type="float">
            <text:p>75.0617283950617</text:p>
          </table:table-cell>
          <table:table-cell table:formula="of:=IF(FLOOR([.F42]) &gt; [.E42]; 1; 0)" office:value-type="float" office:value="1" calcext:value-type="float">
            <text:p>1</text:p>
          </table:table-cell>
          <table:table-cell table:formula="of:=IF([.G42]=1; FLOOR([.F42]); 0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[.A43]*[.B43]" office:value-type="float" office:value="1216" calcext:value-type="float">
            <text:p>1216</text:p>
          </table:table-cell>
          <table:table-cell/>
          <table:table-cell table:formula="of:=[.A43]/4.05" office:value-type="float" office:value="75.0617283950617" calcext:value-type="float">
            <text:p>75.0617283950617</text:p>
          </table:table-cell>
          <table:table-cell table:formula="of:=[.E43]+1/4.05" office:value-type="float" office:value="75.3086419753087" calcext:value-type="float">
            <text:p>75.3086419753087</text:p>
          </table:table-cell>
          <table:table-cell table:formula="of:=IF(FLOOR([.F43]) &gt; [.E43]; 1; 0)" office:value-type="float" office:value="0" calcext:value-type="float">
            <text:p>0</text:p>
          </table:table-cell>
          <table:table-cell table:formula="of:=IF([.G43]=1; FLOOR([.F4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[.A44]*[.B44]" office:value-type="float" office:value="610" calcext:value-type="float">
            <text:p>610</text:p>
          </table:table-cell>
          <table:table-cell/>
          <table:table-cell table:formula="of:=[.A44]/4.05" office:value-type="float" office:value="75.3086419753087" calcext:value-type="float">
            <text:p>75.3086419753087</text:p>
          </table:table-cell>
          <table:table-cell table:formula="of:=[.E44]+1/4.05" office:value-type="float" office:value="75.5555555555556" calcext:value-type="float">
            <text:p>75.5555555555556</text:p>
          </table:table-cell>
          <table:table-cell table:formula="of:=IF(FLOOR([.F44]) &gt; [.E44]; 1; 0)" office:value-type="float" office:value="0" calcext:value-type="float">
            <text:p>0</text:p>
          </table:table-cell>
          <table:table-cell table:formula="of:=IF([.G44]=1; FLOOR([.F4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formula="of:=[.A45]*[.B45]" office:value-type="float" office:value="918" calcext:value-type="float">
            <text:p>918</text:p>
          </table:table-cell>
          <table:table-cell/>
          <table:table-cell table:formula="of:=[.A45]/4.05" office:value-type="float" office:value="75.5555555555556" calcext:value-type="float">
            <text:p>75.5555555555556</text:p>
          </table:table-cell>
          <table:table-cell table:formula="of:=[.E45]+1/4.05" office:value-type="float" office:value="75.8024691358025" calcext:value-type="float">
            <text:p>75.8024691358025</text:p>
          </table:table-cell>
          <table:table-cell table:formula="of:=IF(FLOOR([.F45]) &gt; [.E45]; 1; 0)" office:value-type="float" office:value="0" calcext:value-type="float">
            <text:p>0</text:p>
          </table:table-cell>
          <table:table-cell table:formula="of:=IF([.G45]=1; FLOOR([.F4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table:formula="of:=[.A46]*[.B46]" office:value-type="float" office:value="2149" calcext:value-type="float">
            <text:p>2149</text:p>
          </table:table-cell>
          <table:table-cell/>
          <table:table-cell table:formula="of:=[.A46]/4.05" office:value-type="float" office:value="75.8024691358025" calcext:value-type="float">
            <text:p>75.8024691358025</text:p>
          </table:table-cell>
          <table:table-cell table:formula="of:=[.E46]+1/4.05" office:value-type="float" office:value="76.0493827160494" calcext:value-type="float">
            <text:p>76.0493827160494</text:p>
          </table:table-cell>
          <table:table-cell table:formula="of:=IF(FLOOR([.F46]) &gt; [.E46]; 1; 0)" office:value-type="float" office:value="1" calcext:value-type="float">
            <text:p>1</text:p>
          </table:table-cell>
          <table:table-cell table:formula="of:=IF([.G46]=1; FLOOR([.F46]); 0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formula="of:=[.A47]*[.B47]" office:value-type="float" office:value="924" calcext:value-type="float">
            <text:p>924</text:p>
          </table:table-cell>
          <table:table-cell/>
          <table:table-cell table:formula="of:=[.A47]/4.05" office:value-type="float" office:value="76.0493827160494" calcext:value-type="float">
            <text:p>76.0493827160494</text:p>
          </table:table-cell>
          <table:table-cell table:formula="of:=[.E47]+1/4.05" office:value-type="float" office:value="76.2962962962963" calcext:value-type="float">
            <text:p>76.2962962962963</text:p>
          </table:table-cell>
          <table:table-cell table:formula="of:=IF(FLOOR([.F47]) &gt; [.E47]; 1; 0)" office:value-type="float" office:value="0" calcext:value-type="float">
            <text:p>0</text:p>
          </table:table-cell>
          <table:table-cell table:formula="of:=IF([.G47]=1; FLOOR([.F47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table:formula="of:=[.A48]*[.B48]" office:value-type="float" office:value="618" calcext:value-type="float">
            <text:p>618</text:p>
          </table:table-cell>
          <table:table-cell/>
          <table:table-cell table:formula="of:=[.A48]/4.05" office:value-type="float" office:value="76.2962962962963" calcext:value-type="float">
            <text:p>76.2962962962963</text:p>
          </table:table-cell>
          <table:table-cell table:formula="of:=[.E48]+1/4.05" office:value-type="float" office:value="76.5432098765432" calcext:value-type="float">
            <text:p>76.5432098765432</text:p>
          </table:table-cell>
          <table:table-cell table:formula="of:=IF(FLOOR([.F48]) &gt; [.E48]; 1; 0)" office:value-type="float" office:value="0" calcext:value-type="float">
            <text:p>0</text:p>
          </table:table-cell>
          <table:table-cell table:formula="of:=IF([.G48]=1; FLOOR([.F4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formula="of:=[.A49]*[.B49]" office:value-type="float" office:value="1860" calcext:value-type="float">
            <text:p>1860</text:p>
          </table:table-cell>
          <table:table-cell/>
          <table:table-cell table:formula="of:=[.A49]/4.05" office:value-type="float" office:value="76.5432098765432" calcext:value-type="float">
            <text:p>76.5432098765432</text:p>
          </table:table-cell>
          <table:table-cell table:formula="of:=[.E49]+1/4.05" office:value-type="float" office:value="76.7901234567901" calcext:value-type="float">
            <text:p>76.7901234567901</text:p>
          </table:table-cell>
          <table:table-cell table:formula="of:=IF(FLOOR([.F49]) &gt; [.E49]; 1; 0)" office:value-type="float" office:value="0" calcext:value-type="float">
            <text:p>0</text:p>
          </table:table-cell>
          <table:table-cell table:formula="of:=IF([.G49]=1; FLOOR([.F4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formula="of:=[.A50]*[.B50]" office:value-type="float" office:value="622" calcext:value-type="float">
            <text:p>622</text:p>
          </table:table-cell>
          <table:table-cell/>
          <table:table-cell table:formula="of:=[.A50]/4.05" office:value-type="float" office:value="76.7901234567901" calcext:value-type="float">
            <text:p>76.7901234567901</text:p>
          </table:table-cell>
          <table:table-cell table:formula="of:=[.E50]+1/4.05" office:value-type="float" office:value="77.037037037037" calcext:value-type="float">
            <text:p>77.037037037037</text:p>
          </table:table-cell>
          <table:table-cell table:formula="of:=IF(FLOOR([.F50]) &gt; [.E50]; 1; 0)" office:value-type="float" office:value="1" calcext:value-type="float">
            <text:p>1</text:p>
          </table:table-cell>
          <table:table-cell table:formula="of:=IF([.G50]=1; FLOOR([.F50]); 0)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table:formula="of:=[.A51]*[.B51]" office:value-type="float" office:value="2808" calcext:value-type="float">
            <text:p>2808</text:p>
          </table:table-cell>
          <table:table-cell/>
          <table:table-cell table:formula="of:=[.A51]/4.05" office:value-type="float" office:value="77.037037037037" calcext:value-type="float">
            <text:p>77.037037037037</text:p>
          </table:table-cell>
          <table:table-cell table:formula="of:=[.E51]+1/4.05" office:value-type="float" office:value="77.283950617284" calcext:value-type="float">
            <text:p>77.283950617284</text:p>
          </table:table-cell>
          <table:table-cell table:formula="of:=IF(FLOOR([.F51]) &gt; [.E51]; 1; 0)" office:value-type="float" office:value="0" calcext:value-type="float">
            <text:p>0</text:p>
          </table:table-cell>
          <table:table-cell table:formula="of:=IF([.G51]=1; FLOOR([.F51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table:formula="of:=[.A52]*[.B52]" office:value-type="float" office:value="1565" calcext:value-type="float">
            <text:p>1565</text:p>
          </table:table-cell>
          <table:table-cell/>
          <table:table-cell table:formula="of:=[.A52]/4.05" office:value-type="float" office:value="77.283950617284" calcext:value-type="float">
            <text:p>77.283950617284</text:p>
          </table:table-cell>
          <table:table-cell table:formula="of:=[.E52]+1/4.05" office:value-type="float" office:value="77.5308641975309" calcext:value-type="float">
            <text:p>77.5308641975309</text:p>
          </table:table-cell>
          <table:table-cell table:formula="of:=IF(FLOOR([.F52]) &gt; [.E52]; 1; 0)" office:value-type="float" office:value="0" calcext:value-type="float">
            <text:p>0</text:p>
          </table:table-cell>
          <table:table-cell table:formula="of:=IF([.G52]=1; FLOOR([.F5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table:formula="of:=[.A53]*[.B53]" office:value-type="float" office:value="1570" calcext:value-type="float">
            <text:p>1570</text:p>
          </table:table-cell>
          <table:table-cell/>
          <table:table-cell table:formula="of:=[.A53]/4.05" office:value-type="float" office:value="77.5308641975309" calcext:value-type="float">
            <text:p>77.5308641975309</text:p>
          </table:table-cell>
          <table:table-cell table:formula="of:=[.E53]+1/4.05" office:value-type="float" office:value="77.7777777777778" calcext:value-type="float">
            <text:p>77.7777777777778</text:p>
          </table:table-cell>
          <table:table-cell table:formula="of:=IF(FLOOR([.F53]) &gt; [.E53]; 1; 0)" office:value-type="float" office:value="0" calcext:value-type="float">
            <text:p>0</text:p>
          </table:table-cell>
          <table:table-cell table:formula="of:=IF([.G53]=1; FLOOR([.F5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[.A54]*[.B54]" office:value-type="float" office:value="1264" calcext:value-type="float">
            <text:p>1264</text:p>
          </table:table-cell>
          <table:table-cell/>
          <table:table-cell table:formula="of:=[.A54]/4.05" office:value-type="float" office:value="78.0246913580247" calcext:value-type="float">
            <text:p>78.0246913580247</text:p>
          </table:table-cell>
          <table:table-cell table:formula="of:=[.E54]+1/4.05" office:value-type="float" office:value="78.2716049382716" calcext:value-type="float">
            <text:p>78.2716049382716</text:p>
          </table:table-cell>
          <table:table-cell table:formula="of:=IF(FLOOR([.F54]) &gt; [.E54]; 1; 0)" office:value-type="float" office:value="0" calcext:value-type="float">
            <text:p>0</text:p>
          </table:table-cell>
          <table:table-cell table:formula="of:=IF([.G54]=1; FLOOR([.F5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table:formula="of:=[.A55]*[.B55]" office:value-type="float" office:value="3170" calcext:value-type="float">
            <text:p>3170</text:p>
          </table:table-cell>
          <table:table-cell/>
          <table:table-cell table:formula="of:=[.A55]/4.05" office:value-type="float" office:value="78.2716049382716" calcext:value-type="float">
            <text:p>78.2716049382716</text:p>
          </table:table-cell>
          <table:table-cell table:formula="of:=[.E55]+1/4.05" office:value-type="float" office:value="78.5185185185185" calcext:value-type="float">
            <text:p>78.5185185185185</text:p>
          </table:table-cell>
          <table:table-cell table:formula="of:=IF(FLOOR([.F55]) &gt; [.E55]; 1; 0)" office:value-type="float" office:value="0" calcext:value-type="float">
            <text:p>0</text:p>
          </table:table-cell>
          <table:table-cell table:formula="of:=IF([.G55]=1; FLOOR([.F5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[.A56]*[.B56]" office:value-type="float" office:value="318" calcext:value-type="float">
            <text:p>318</text:p>
          </table:table-cell>
          <table:table-cell/>
          <table:table-cell table:formula="of:=[.A56]/4.05" office:value-type="float" office:value="78.5185185185185" calcext:value-type="float">
            <text:p>78.5185185185185</text:p>
          </table:table-cell>
          <table:table-cell table:formula="of:=[.E56]+1/4.05" office:value-type="float" office:value="78.7654320987654" calcext:value-type="float">
            <text:p>78.7654320987654</text:p>
          </table:table-cell>
          <table:table-cell table:formula="of:=IF(FLOOR([.F56]) &gt; [.E56]; 1; 0)" office:value-type="float" office:value="0" calcext:value-type="float">
            <text:p>0</text:p>
          </table:table-cell>
          <table:table-cell table:formula="of:=IF([.G56]=1; FLOOR([.F5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formula="of:=[.A57]*[.B57]" office:value-type="float" office:value="957" calcext:value-type="float">
            <text:p>957</text:p>
          </table:table-cell>
          <table:table-cell/>
          <table:table-cell table:formula="of:=[.A57]/4.05" office:value-type="float" office:value="78.7654320987654" calcext:value-type="float">
            <text:p>78.7654320987654</text:p>
          </table:table-cell>
          <table:table-cell table:formula="of:=[.E57]+1/4.05" office:value-type="float" office:value="79.0123456790123" calcext:value-type="float">
            <text:p>79.0123456790123</text:p>
          </table:table-cell>
          <table:table-cell table:formula="of:=IF(FLOOR([.F57]) &gt; [.E57]; 1; 0)" office:value-type="float" office:value="1" calcext:value-type="float">
            <text:p>1</text:p>
          </table:table-cell>
          <table:table-cell table:formula="of:=IF([.G57]=1; FLOOR([.F57]); 0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A58]*[.B58]" office:value-type="float" office:value="640" calcext:value-type="float">
            <text:p>640</text:p>
          </table:table-cell>
          <table:table-cell/>
          <table:table-cell table:formula="of:=[.A58]/4.05" office:value-type="float" office:value="79.0123456790124" calcext:value-type="float">
            <text:p>79.0123456790124</text:p>
          </table:table-cell>
          <table:table-cell table:formula="of:=[.E58]+1/4.05" office:value-type="float" office:value="79.2592592592593" calcext:value-type="float">
            <text:p>79.2592592592593</text:p>
          </table:table-cell>
          <table:table-cell table:formula="of:=IF(FLOOR([.F58]) &gt; [.E58]; 1; 0)" office:value-type="float" office:value="0" calcext:value-type="float">
            <text:p>0</text:p>
          </table:table-cell>
          <table:table-cell table:formula="of:=IF([.G58]=1; FLOOR([.F58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formula="of:=[.A59]*[.B59]" office:value-type="float" office:value="642" calcext:value-type="float">
            <text:p>642</text:p>
          </table:table-cell>
          <table:table-cell/>
          <table:table-cell table:formula="of:=[.A59]/4.05" office:value-type="float" office:value="79.2592592592593" calcext:value-type="float">
            <text:p>79.2592592592593</text:p>
          </table:table-cell>
          <table:table-cell table:formula="of:=[.E59]+1/4.05" office:value-type="float" office:value="79.5061728395062" calcext:value-type="float">
            <text:p>79.5061728395062</text:p>
          </table:table-cell>
          <table:table-cell table:formula="of:=IF(FLOOR([.F59]) &gt; [.E59]; 1; 0)" office:value-type="float" office:value="0" calcext:value-type="float">
            <text:p>0</text:p>
          </table:table-cell>
          <table:table-cell table:formula="of:=IF([.G59]=1; FLOOR([.F59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formula="of:=[.A60]*[.B60]" office:value-type="float" office:value="1610" calcext:value-type="float">
            <text:p>1610</text:p>
          </table:table-cell>
          <table:table-cell/>
          <table:table-cell table:formula="of:=[.A60]/4.05" office:value-type="float" office:value="79.5061728395062" calcext:value-type="float">
            <text:p>79.5061728395062</text:p>
          </table:table-cell>
          <table:table-cell table:formula="of:=[.E60]+1/4.05" office:value-type="float" office:value="79.7530864197531" calcext:value-type="float">
            <text:p>79.7530864197531</text:p>
          </table:table-cell>
          <table:table-cell table:formula="of:=IF(FLOOR([.F60]) &gt; [.E60]; 1; 0)" office:value-type="float" office:value="0" calcext:value-type="float">
            <text:p>0</text:p>
          </table:table-cell>
          <table:table-cell table:formula="of:=IF([.G60]=1; FLOOR([.F60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formula="of:=[.A61]*[.B61]" office:value-type="float" office:value="646" calcext:value-type="float">
            <text:p>646</text:p>
          </table:table-cell>
          <table:table-cell/>
          <table:table-cell table:formula="of:=[.A61]/4.05" office:value-type="float" office:value="79.7530864197531" calcext:value-type="float">
            <text:p>79.7530864197531</text:p>
          </table:table-cell>
          <table:table-cell table:formula="of:=[.E61]+1/4.05" office:value-type="float" office:value="80" calcext:value-type="float">
            <text:p>80</text:p>
          </table:table-cell>
          <table:table-cell table:formula="of:=IF(FLOOR([.F61]) &gt; [.E61]; 1; 0)" office:value-type="float" office:value="1" calcext:value-type="float">
            <text:p>1</text:p>
          </table:table-cell>
          <table:table-cell table:formula="of:=IF([.G61]=1; FLOOR([.F61]); 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formula="of:=[.A62]*[.B62]" office:value-type="float" office:value="1620" calcext:value-type="float">
            <text:p>1620</text:p>
          </table:table-cell>
          <table:table-cell/>
          <table:table-cell table:formula="of:=[.A62]/4.05" office:value-type="float" office:value="80" calcext:value-type="float">
            <text:p>80</text:p>
          </table:table-cell>
          <table:table-cell table:formula="of:=[.E62]+1/4.05" office:value-type="float" office:value="80.2469135802469" calcext:value-type="float">
            <text:p>80.2469135802469</text:p>
          </table:table-cell>
          <table:table-cell table:formula="of:=IF(FLOOR([.F62]) &gt; [.E62]; 1; 0)" office:value-type="float" office:value="0" calcext:value-type="float">
            <text:p>0</text:p>
          </table:table-cell>
          <table:table-cell table:formula="of:=IF([.G62]=1; FLOOR([.F62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formula="of:=[.A63]*[.B63]" office:value-type="float" office:value="325" calcext:value-type="float">
            <text:p>325</text:p>
          </table:table-cell>
          <table:table-cell/>
          <table:table-cell table:formula="of:=[.A63]/4.05" office:value-type="float" office:value="80.2469135802469" calcext:value-type="float">
            <text:p>80.2469135802469</text:p>
          </table:table-cell>
          <table:table-cell table:formula="of:=[.E63]+1/4.05" office:value-type="float" office:value="80.4938271604938" calcext:value-type="float">
            <text:p>80.4938271604938</text:p>
          </table:table-cell>
          <table:table-cell table:formula="of:=IF(FLOOR([.F63]) &gt; [.E63]; 1; 0)" office:value-type="float" office:value="0" calcext:value-type="float">
            <text:p>0</text:p>
          </table:table-cell>
          <table:table-cell table:formula="of:=IF([.G63]=1; FLOOR([.F63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formula="of:=[.A64]*[.B64]" office:value-type="float" office:value="326" calcext:value-type="float">
            <text:p>326</text:p>
          </table:table-cell>
          <table:table-cell/>
          <table:table-cell table:formula="of:=[.A64]/4.05" office:value-type="float" office:value="80.4938271604938" calcext:value-type="float">
            <text:p>80.4938271604938</text:p>
          </table:table-cell>
          <table:table-cell table:formula="of:=[.E64]+1/4.05" office:value-type="float" office:value="80.7407407407408" calcext:value-type="float">
            <text:p>80.7407407407408</text:p>
          </table:table-cell>
          <table:table-cell table:formula="of:=IF(FLOOR([.F64]) &gt; [.E64]; 1; 0)" office:value-type="float" office:value="0" calcext:value-type="float">
            <text:p>0</text:p>
          </table:table-cell>
          <table:table-cell table:formula="of:=IF([.G64]=1; FLOOR([.F64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formula="of:=[.A65]*[.B65]" office:value-type="float" office:value="327" calcext:value-type="float">
            <text:p>327</text:p>
          </table:table-cell>
          <table:table-cell/>
          <table:table-cell table:formula="of:=[.A65]/4.05" office:value-type="float" office:value="80.7407407407408" calcext:value-type="float">
            <text:p>80.7407407407408</text:p>
          </table:table-cell>
          <table:table-cell table:formula="of:=[.E65]+1/4.05" office:value-type="float" office:value="80.9876543209877" calcext:value-type="float">
            <text:p>80.9876543209877</text:p>
          </table:table-cell>
          <table:table-cell table:formula="of:=IF(FLOOR([.F65]) &gt; [.E65]; 1; 0)" office:value-type="float" office:value="0" calcext:value-type="float">
            <text:p>0</text:p>
          </table:table-cell>
          <table:table-cell table:formula="of:=IF([.G65]=1; FLOOR([.F65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formula="of:=[.A66]*[.B66]" office:value-type="float" office:value="329" calcext:value-type="float">
            <text:p>329</text:p>
          </table:table-cell>
          <table:table-cell/>
          <table:table-cell table:formula="of:=[.A66]/4.05" office:value-type="float" office:value="81.2345679012346" calcext:value-type="float">
            <text:p>81.2345679012346</text:p>
          </table:table-cell>
          <table:table-cell table:formula="of:=[.E66]+1/4.05" office:value-type="float" office:value="81.4814814814815" calcext:value-type="float">
            <text:p>81.4814814814815</text:p>
          </table:table-cell>
          <table:table-cell table:formula="of:=IF(FLOOR([.F66]) &gt; [.E66]; 1; 0)" office:value-type="float" office:value="0" calcext:value-type="float">
            <text:p>0</text:p>
          </table:table-cell>
          <table:table-cell table:formula="of:=IF([.G66]=1; FLOOR([.F66])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formula="of:=[.A67]*[.B67]" office:value-type="float" office:value="996" calcext:value-type="float">
            <text:p>996</text:p>
          </table:table-cell>
          <table:table-cell/>
          <table:table-cell table:formula="of:=[.A67]/4.05" office:value-type="float" office:value="81.9753086419753" calcext:value-type="float">
            <text:p>81.9753086419753</text:p>
          </table:table-cell>
          <table:table-cell table:formula="of:=[.E67]+1/4.05" office:value-type="float" office:value="82.2222222222222" calcext:value-type="float">
            <text:p>82.2222222222222</text:p>
          </table:table-cell>
          <table:table-cell table:formula="of:=IF(FLOOR([.F67]) &gt; [.E67]; 1; 0)" office:value-type="float" office:value="1" calcext:value-type="float">
            <text:p>1</text:p>
          </table:table-cell>
          <table:table-cell table:formula="of:=IF([.G67]=1; FLOOR([.F67]); 0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formula="of:=[.A68]*[.B68]" office:value-type="float" office:value="337" calcext:value-type="float">
            <text:p>337</text:p>
          </table:table-cell>
          <table:table-cell/>
          <table:table-cell table:formula="of:=[.A68]/4.05" office:value-type="float" office:value="83.2098765432099" calcext:value-type="float">
            <text:p>83.2098765432099</text:p>
          </table:table-cell>
          <table:table-cell table:formula="of:=[.E68]+1/4.05" office:value-type="float" office:value="83.4567901234568" calcext:value-type="float">
            <text:p>83.4567901234568</text:p>
          </table:table-cell>
          <table:table-cell table:formula="of:=IF(FLOOR([.F68]) &gt; [.E68]; 1; 0)" office:value-type="float" office:value="0" calcext:value-type="float">
            <text:p>0</text:p>
          </table:table-cell>
          <table:table-cell table:formula="of:=IF([.G68]=1; FLOOR([.F68]); 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2:.B68])" office:value-type="float" office:value="262" calcext:value-type="float">
            <text:p>262</text:p>
          </table:table-cell>
          <table:table-cell table:formula="of:=SUM([.C2:.C68])/[.B69]" office:value-type="float" office:value="296.076335877863" calcext:value-type="float">
            <text:p>296.076335877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8"/>
        </table:table-row>
        <table:table-row table:style-name="ro1">
          <table:table-cell table:formula="of:=MAX([.A2:.A68])-MIN([.A2:.A68])" office:value-type="float" office:value="79" calcext:value-type="float">
            <text:p>79</text:p>
          </table:table-cell>
          <table:table-cell table:formula="of:=[.A71]/4.05" office:value-type="float" office:value="19.5061728395062" calcext:value-type="float">
            <text:p>19.50617283950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01:46:17.735000000</dc:date>
    <meta:editing-duration>PT6H1M20S</meta:editing-duration>
    <meta:editing-cycles>2</meta:editing-cycles>
    <meta:generator>LibreOffice/7.4.1.2$Windows_X86_64 LibreOffice_project/3c58a8f3a960df8bc8fd77b461821e42c061c5f0</meta:generator>
    <meta:document-statistic meta:table-count="1" meta:cell-count="482" meta:object-count="0"/>
  </office:meta>
</office:document-meta>
</file>